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S Mincho" svg:font-family="'MS Mincho'" style:font-family-generic="roma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P1" style:family="paragraph" style:parent-style-name="Standard" style:master-page-name="MP0">
      <style:paragraph-properties style:page-number="auto" fo:break-before="page"/>
    </style:style>
    <style:style style:name="T1" style:family="text">
      <style:text-properties style:font-name="Arial" fo:font-size="10pt" style:font-size-asian="10pt" style:font-name-complex="Arial" style:font-size-complex="9pt"/>
    </style:style>
    <style:style style:name="T2" style:family="text">
      <style:text-properties style:font-name="Arial" style:font-name-complex="Arial"/>
    </style:style>
    <style:style style:name="T3" style:family="text">
      <style:text-properties style:font-name="Arial" fo:font-size="10.5pt" style:font-size-asian="10.5pt" style:font-name-complex="Arial" style:font-size-complex="10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Absatz-Standardschriftart"><text:span text:style-name="T3">[Adressat.Anschrift]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S Mincho" svg:font-family="'MS Mincho'" style:font-family-generic="roma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svg:stroke-linecap="butt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de" fo:country="CH" fo:font-style="normal" style:text-underline-style="none" fo:font-weight="normal" style:letter-kerning="true" style:font-size-asian="12pt" style:language-asian="de" style:country-asian="CH" style:font-style-asian="normal" style:font-weight-asian="norm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de" fo:country="CH" fo:font-style="normal" style:text-underline-style="none" fo:font-weight="normal" style:letter-kerning="true" fo:background-color="transparent" style:font-name-asian="Lucida Sans Unicode" style:font-size-asian="12pt" style:language-asian="de" style:country-asian="CH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name-asian="MS Mincho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Absatz-Standardschriftar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901cm" fo:page-height="2.799cm" style:num-format="1" style:print-orientation="landscape" fo:margin-top="0.4cm" fo:margin-bottom="0.199cm" fo:margin-left="0.6cm" fo:margin-right="0cm" style:shadow="none" fo:background-color="transparent" style:writing-mode="lr-tb" style:footnote-max-height="0cm">
        <style:background-image/>
        <style:columns fo:column-count="1" fo:column-gap="0cm"/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7$Win32 OpenOffice.org_project/417m1$Build-9800</meta:generator>
    <meta:initial-creator>Michael Imhof</meta:initial-creator>
    <meta:creation-date>2016-08-31T14:46:00Z</meta:creation-date>
    <dc:date>2020-10-13T17:19:17.58</dc:date>
    <meta:print-date>2010-04-23T14:32:00Z</meta:print-date>
    <meta:editing-cycles>5</meta:editing-cycles>
    <meta:editing-duration>PT5M18S</meta:editing-duration>
    <meta:document-statistic meta:table-count="0" meta:image-count="0" meta:object-count="0" meta:page-count="1" meta:paragraph-count="1" meta:word-count="1" meta:character-count="20"/>
    <dc:creator>Leon Mosimann</dc:creator>
    <meta:template xlink:type="simple" xlink:actuate="onRequest" xlink:title="" xlink:href="Normal.dotm"/>
  </office:meta>
</office:document-meta>
</file>